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RobotoDraft, Helvetica, Arial, sans-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adec5" officeooo:paragraph-rsid="001adec5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3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paragraph-rsid="001adec5" style:font-size-asian="12pt" style:font-size-complex="12pt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1b0d1d" style:font-size-asian="12pt" style:font-size-complex="12pt"/>
    </style:style>
    <style:style style:name="P8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b0d1d" officeooo:paragraph-rsid="001b0d1d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d42c6" officeooo:paragraph-rsid="001f8553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P11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adec5" officeooo:paragraph-rsid="001adec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e90e8" officeooo:paragraph-rsid="001e90e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f8553" officeooo:paragraph-rsid="001f8553" style:font-size-asian="18pt" style:font-weight-asian="bold" style:font-size-complex="18pt" style:font-weight-complex="bold"/>
    </style:style>
    <style:style style:name="P1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f8553" fo:background-color="transparent"/>
    </style:style>
    <style:style style:name="P18" style:family="paragraph" style:parent-style-name="Standard">
      <style:paragraph-properties style:line-height-at-least="0.198in"/>
      <style:text-properties fo:color="#000000" officeooo:paragraph-rsid="001f8553" fo:background-color="transparent"/>
    </style:style>
    <style:style style:name="T1" style:family="text">
      <style:text-properties officeooo:rsid="001adec5"/>
    </style:style>
    <style:style style:name="T2" style:family="text">
      <style:text-properties officeooo:rsid="001b0d1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b0d1d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officeooo:rsid="001f8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API Documentation</text:p>
      <text:p text:style-name="P2"/>
      <text:p text:style-name="P2"/>
      <text:p text:style-name="P1"><text:span text:style-name="T5">Base URL = </text:span><text:a xlink:type="simple" xlink:href="http://localhost:8585/" text:style-name="Internet_20_link" text:visited-style-name="Visited_20_Internet_20_Link">http://localhost:8585/</text:a></text:p>
      <text:p text:style-name="P2"/>
      <text:p text:style-name="P2">Auth API</text:p>
      <text:list xml:id="list2173404717" text:style-name="L1">
        <text:list-item>
          <text:p text:style-name="P4">Get Token [GET]</text:p>
          <text:p text:style-name="P4">- Endpoint to generate access and refresh token, for security.</text:p>
        </text:list-item>
        <text:list-item>
          <text:p text:style-name="P4">Get Version [GET]</text:p>
          <text:p text:style-name="P4">- Endpoint to get the version of application <text:span text:style-name="T6">and the operating system (android/ios)</text:span>.</text:p>
        </text:list-item>
        <text:list-item>
          <text:p text:style-name="P4">Refresh Token [GET]</text:p>
          <text:p text:style-name="P4">-Endpoint to regenerate token, if token already expired. <text:span text:style-name="T6">Because access token will be expired every 24 hour</text:span></text:p>
        </text:list-item>
        <text:list-item>
          <text:p text:style-name="P4">Login [POST]</text:p>
          <text:p text:style-name="P4">- Login <text:span text:style-name="T6">using </text:span>phone number and <text:span text:style-name="T6">password that user registered earlier</text:span></text:p>
        </text:list-item>
        <text:list-item>
          <text:p text:style-name="P4">Register <text:span text:style-name="T2">[POST]</text:span></text:p>
          <text:p text:style-name="P4">- Register with phone number, email, <text:span text:style-name="T2">username, and password</text:span></text:p>
        </text:list-item>
        <text:list-item>
          <text:p text:style-name="P4">Logou<text:span text:style-name="T2">t [POST]</text:span></text:p>
          <text:p text:style-name="P4">- <text:span text:style-name="T2">Ending your session, and make access and refresh token expired</text:span></text:p>
          <text:p text:style-name="P4"/>
        </text:list-item>
      </text:list>
      <text:p text:style-name="P2">Profile API</text:p>
      <text:list xml:id="list2388298776" text:style-name="L2">
        <text:list-item>
          <text:p text:style-name="P5">Get Profile <text:span text:style-name="T2">[GET]</text:span></text:p>
          <text:p text:style-name="P5">- <text:span text:style-name="T2">Get user profile from database</text:span></text:p>
        </text:list-item>
        <text:list-item>
          <text:p text:style-name="P5">Edit Profile <text:span text:style-name="T2">[PUT]</text:span></text:p>
          <text:p text:style-name="P5">- <text:span text:style-name="T2">Update our profile information, such as an email and username</text:span></text:p>
        </text:list-item>
      </text:list>
      <text:p text:style-name="P2"/>
      <text:p text:style-name="P2">Data API</text:p>
      <text:list xml:id="list427512836" text:style-name="L3">
        <text:list-item>
          <text:p text:style-name="P6">Add Password Data</text:p>
          <text:p text:style-name="P7">- <text:span text:style-name="T2">Adding <text:s/>information a</text:span><text:span text:style-name="T3">ccount name, username/email, password</text:span></text:p>
        </text:list-item>
        <text:list-item>
          <text:p text:style-name="P6">Get Password Data</text:p>
          <text:p text:style-name="P8">- Get spesific password data</text:p>
        </text:list-item>
        <text:list-item>
          <text:p text:style-name="P6">Get All Password Data</text:p>
          <text:p text:style-name="P6">- <text:span text:style-name="T2">Get list of password data and can search by keyword</text:span></text:p>
        </text:list-item>
        <text:list-item>
          <text:p text:style-name="P6">Get Paging Password Data</text:p>
          <text:p text:style-name="P3"><text:span text:style-name="T1">- P</text:span><text:span text:style-name="T3">agination for getting list of password datas, thus allow user to decide how many data for a single page and select which page to view, </text:span><text:span text:style-name="T4">and can search by keyword</text:span></text:p>
        </text:list-item>
        <text:list-item>
          <text:p text:style-name="P6">Edit Password Data</text:p>
          <text:p text:style-name="P6">- <text:span text:style-name="T2">Update user password data information</text:span></text:p>
        </text:list-item>
        <text:list-item>
          <text:p text:style-name="P6">Delete Password Data [hard]</text:p>
          <text:p text:style-name="P6">- <text:span text:style-name="T2">Permanent delete spesific user password data</text:span></text:p>
        </text:list-item>
        <text:list-item>
          <text:p text:style-name="P6">Delete Password Data [soft]</text:p>
          <text:p text:style-name="P7">- <text:span text:style-name="T2">Soft delete spesific user password data, and in 3 days will be permanent delete by Cron</text:span></text:p>
          <text:p text:style-name="P7"/>
        </text:list-item>
      </text:list>
      <text:p text:style-name="P10"/>
      <text:p text:style-name="P10"/>
      <text:p text:style-name="P14"><text:soft-page-break/>Flow</text:p>
      <text:list xml:id="list2011017664" text:style-name="L4">
        <text:list-item>
          <text:p text:style-name="P11">If all the settings in the Readme.md file have been read and done, we can try the Assignment API in Postman</text:p>
        </text:list-item>
        <text:list-item>
          <text:p text:style-name="P11">get access and refresh the token from the endpoint and place it in the column provided in the "quick look environment" in postman</text:p>
        </text:list-item>
        <text:list-item>
          <text:p text:style-name="P11">After that, fill in all available fields with available data, such as "platform" and "app-version" which can be obtained from the endpoint get version, and "secret key" in the config.json file in the config folder</text:p>
        </text:list-item>
        <text:list-item>
          <text:p text:style-name="P11">Then try to register / login first to try another endpoint</text:p>
          <text:p text:style-name="P11"/>
        </text:list-item>
      </text:list>
      <text:p text:style-name="P12"/>
      <text:p text:style-name="P15">Error Code</text:p>
      <text:p text:style-name="P9">Error Code</text:p>
      <text:p text:style-name="P17">{"success": "Success"},</text:p>
      <text:p text:style-name="P17">{"err001": "Oops sorry, something went wrong!"},</text:p>
      <text:p text:style-name="P18"/>
      <text:p text:style-name="P17">{"tst001": "Invalid Test ID."},</text:p>
      <text:p text:style-name="P17">{"tst002": "Required Test Name."},</text:p>
      <text:p text:style-name="P17">{"tst003": "Success Delete Test ID: %s."},</text:p>
      <text:p text:style-name="P18"/>
      <text:p text:style-name="P17">{"dbins001": "Insert Query Error! Data should be an object."},</text:p>
      <text:p text:style-name="P17">{"dbins002": "Insert Query Error! Please provide data."},</text:p>
      <text:p text:style-name="P18"/>
      <text:p text:style-name="P17">{"dbupd001": "Update Query Error! Data should be an object."},</text:p>
      <text:p text:style-name="P17">{"dbupd002": "Update Query Error! Please provide where condition."},</text:p>
      <text:p text:style-name="P17">{"dbupd003": "Update Query Error! Please provide cond &amp; bind."},</text:p>
      <text:p text:style-name="P17">{"dbupd004": "Update Query Error! Please provide where condition."},</text:p>
      <text:p text:style-name="P17">{"dbupd005": "Update Query Error! Please provide data."},</text:p>
      <text:p text:style-name="P18"/>
      <text:p text:style-name="P17">{"dbdel001": "Delete Query Error! Please provide where condition."},</text:p>
      <text:p text:style-name="P17">{"dbdel002": "Delete Query Error! Please provide cond &amp; bind."},</text:p>
      <text:p text:style-name="P17">{"dbdel003": "Delete Query Error! Please provide where condition."},</text:p>
      <text:p text:style-name="P18"/>
      <text:p text:style-name="P17">{"auth001": "Device ID is required."},</text:p>
      <text:p text:style-name="P17">{"auth002": "An SMS with the code has been sent to %s."},</text:p>
      <text:p text:style-name="P17">{"auth004": "Please wait for 2 minutes before you try again."},</text:p>
      <text:p text:style-name="P17">{"auth005": "Secret Key is required."},</text:p>
      <text:p text:style-name="P17">{"auth006": "Invalid Secret Key."},</text:p>
      <text:p text:style-name="P17">{"auth007": "Your access token is invalid or already expired."},</text:p>
      <text:p text:style-name="P17">{"auth008": "Your refresh token is invalid, please relogin."},</text:p>
      <text:p text:style-name="P17">{"auth009": "You are not authorized to access this page."},</text:p>
      <text:p text:style-name="P17">{"auth010": "Your account has been disabled, for more information please contact our customer service."},</text:p>
      <text:p text:style-name="P17">{"auth011": "Verification code you entered is invalid or already expired."},</text:p>
      <text:p text:style-name="P17">{"auth012": "You are already logged in."},</text:p>
      <text:p text:style-name="P17">{"auth013": "Your phone is not registered."},</text:p>
      <text:p text:style-name="P17">{"auth014": "User not found, please re-login."},</text:p>
      <text:p text:style-name="P17">{"auth015": "Platform is required."},</text:p>
      <text:p text:style-name="P17"><text:soft-page-break/>{"auth016": "Phone number is already registered."},</text:p>
      <text:p text:style-name="P17">{"auth017": "Version not found."},</text:p>
      <text:p text:style-name="P17">{"auth018": "This version is deprecated."},</text:p>
      <text:p text:style-name="P17">{"auth019": "Sorry, we couldn't send an SMS to your phone. Please ensure that you are input a valid phone number."},</text:p>
      <text:p text:style-name="P17">{"auth020": "Platform not found."},</text:p>
      <text:p text:style-name="P17">{"auth021": "User is inactive."},</text:p>
      <text:p text:style-name="P17">{"auth022": "Sorry, we have problem when trying to log you in."},</text:p>
      <text:p text:style-name="P17">{"auth023": "Invalid password"},</text:p>
      <text:p text:style-name="P18"/>
      <text:p text:style-name="P17">{"usr001": "The phone number you entered is invalid."},</text:p>
      <text:p text:style-name="P17">{"usr002": "Full name is required."},</text:p>
      <text:p text:style-name="P17">{"usr003": "Email Address is required."},</text:p>
      <text:p text:style-name="P17">{"usr004": "Invalid Email Address."},</text:p>
      <text:p text:style-name="P17">{"usr005": "Email Address is already registered."},</text:p>
      <text:p text:style-name="P17">{"usr006": "Invalid User ID."},</text:p>
      <text:p text:style-name="P17">{"usr007": "Profile not found."},</text:p>
      <text:p text:style-name="P17">{"usr008": "Invalid Referral Code."},</text:p>
      <text:p text:style-name="P17">{"usr010": "Your email has verified"},</text:p>
      <text:p text:style-name="P17">{"usr011": "Email has been used"},</text:p>
      <text:p text:style-name="P17">{"usr012": "Email is not verified"},</text:p>
      <text:p text:style-name="P17">{"usr013": "Phone number is required."},</text:p>
      <text:p text:style-name="P17">{"usr014": "Sorry, you have not been registered"},</text:p>
      <text:p text:style-name="P17">{"usr015": "Birthday is not valid."},</text:p>
      <text:p text:style-name="P17">{"usr016": "Gender is not valid."},</text:p>
      <text:p text:style-name="P17">{"usr017": "Sorry, minimum age should be more than 5 years old."},</text:p>
      <text:p text:style-name="P17">{"usr018": "You must have at least 3 character name."},</text:p>
      <text:p text:style-name="P17">{"usr019": "You must choose at least 1 product before apply voucher."},</text:p>
      <text:p text:style-name="P17">{"usr020": "ID Instagram is required"},</text:p>
      <text:p text:style-name="P17">{"usr021": "Color is Required"},</text:p>
      <text:p text:style-name="P17">{"usr022": "Address is required"},</text:p>
      <text:p text:style-name="P18"/>
      <text:p text:style-name="P17">{"udt001": "Account Name is required."},</text:p>
      <text:p text:style-name="P17">{"udt002": "Username is required."},</text:p>
      <text:p text:style-name="P17">{"udt003": "Password is required."},</text:p>
      <text:p text:style-name="P17">{"udt004": "Data not found"},</text:p>
      <text:p text:style-name="P17">{"udt005": "You are not allowed to change this data."},</text:p>
      <text:p text:style-name="P17">{"udt006": "You are not allowed to delete this data."},</text:p>
      <text:p text:style-name="P17">{"udt007": "Data was successfully updated."},</text:p>
      <text:p text:style-name="P17">{"udt008": "Data was successfully deleted."},</text:p>
      <text:p text:style-name="P17">{"udt009": "You must have at least 1 data."},</text:p>
      <text:p text:style-name="P16">{"udt010": "Data already deleted."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RobotoDraft, Helvetica, Arial, sans-serif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1:47.004772424</meta:creation-date>
    <dc:date>2019-08-04T19:40:27.536041597</dc:date>
    <meta:editing-duration>PT17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10" meta:word-count="791" meta:character-count="5257" meta:non-whitespace-character-count="4594"/>
  </office:meta>
</office:document-meta>
</file>